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justify" style:justify-single-word="false"/>
    </style:style>
    <style:style style:name="P2" style:family="paragraph">
      <style:paragraph-properties fo:text-align="justify" style:justify-single-word="false"/>
    </style:style>
    <style:style style:name="P3" style:family="paragraph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15e4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uncionalidades Esenciales para el Rol de Supervisor</text:h>
      <text:p text:style-name="P4">Estas funcionalidades están orientadas al usuario que realiza las operaciones diarias con lotes, SimCards y clientes.</text:p>
      <text:p text:style-name="P4">1. Gestión de Autenticación y Perfil:</text:p>
      <text:p text:style-name="P4"><text:tab/>Inicio de Sesión:</text:p>
      <text:p text:style-name="P4"><text:tab/><text:tab/>Autenticación con usuario/contraseña. </text:p>
      <text:p text:style-name="P4"><text:tab/><text:tab/>Gestión de Perfil:</text:p>
      <text:p text:style-name="P4"><text:tab/><text:tab/>Ver/Editar su información personal (nombre, apellido, email). </text:p>
      <text:p text:style-name="P4"><text:tab/><text:tab/>Cambiar contraseña. </text:p>
      <text:p text:style-name="P4"><text:tab/><text:tab/>Cierre de Sesión. </text:p>
      <text:p text:style-name="P4">2. Gestión de Lotes de SimCards:</text:p>
      <text:p text:style-name="P4"><text:tab/>Crear Lote:</text:p>
      <text:p text:style-name="P4"><text:tab/><text:tab/>Asignar un </text:p>
      <text:p text:style-name="P4"><text:span text:style-name="Source_20_Text"><text:tab/><text:tab/>NombreLote</text:span>. </text:p>
      <text:p text:style-name="P4"><text:tab/><text:tab/>Automáticamente se asigna el </text:p>
      <text:p text:style-name="P4"><text:span text:style-name="Source_20_Text"><text:tab/><text:tab/>ID_Usuario_Propietario</text:span> al usuario actual. </text:p>
      <text:p text:style-name="P4"><text:tab/><text:tab/>Establecer el <text:s/><text:span text:style-name="Source_20_Text">MaxSimCard</text:span> para ese lote (por defecto 50, editable si se permite). </text:p>
      <text:p text:style-name="P4">Ver Lotes:</text:p>
      <text:p text:style-name="P4"><text:tab/><text:tab/>Listar solo los lotes creados por el usuario (<text:span text:style-name="Source_20_Text">ID_Usuario_Propietario</text:span>). </text:p>
      <text:p text:style-name="P4"><text:tab/><text:tab/>Ver detalles de cada lote (nombre, fecha de creación, cuántas SimCards tiene, cuántas <text:tab/><text:tab/><text:tab/>puede tener). </text:p>
      <text:p text:style-name="P4">Editar Lote:</text:p>
      <text:p text:style-name="P4"><text:tab/>Modificar </text:p>
      <text:p text:style-name="P4"><text:span text:style-name="Source_20_Text"><text:tab/>NombreLote</text:span>. </text:p>
      <text:p text:style-name="P4"><text:tab/>Modificar </text:p>
      <text:p text:style-name="P4"><text:span text:style-name="Source_20_Text"><text:tab/>MaxSimCard</text:span>. </text:p>
      <text:p text:style-name="P4"><text:tab/>Restricción: Solo si el lote es propiedad del usuario. </text:p>
      <text:p text:style-name="P4">Eliminar Lote (Soft Delete):</text:p>
      <text:p text:style-name="P4"><text:tab/>Marcar el lote como: <text:span text:style-name="Source_20_Text">is_active=False</text:span>. </text:p>
      <text:p text:style-name="P4"><text:tab/>Importante: Preguntar si las SimCards asociadas también deben ser desactivadas o reubicadas. </text:p>
      <text:p text:style-name="P4"><text:soft-page-break/><text:tab/>Considerar una cascada de soft-delete a las SimCards asociadas. </text:p>
      <text:p text:style-name="P4">3. Gestión de SimCards:</text:p>
      <text:p text:style-name="P5">Crear SimCard:<text:tab/></text:p>
      <text:p text:style-name="P5"><text:tab/>Asignar a un Lote existente (solo los lotes del usuario). </text:p>
      <text:p text:style-name="P4"><text:tab/>Ingresar: <text:span text:style-name="Source_20_Text">Codigo</text:span> (ICCID/IMSI). </text:p>
      <text:p text:style-name="P4"><text:tab/>Ingresar : <text:span text:style-name="Source_20_Text">Numero_Telefono</text:span>. </text:p>
      <text:p text:style-name="P4"><text:tab/>Establecer Estado inicial (ej. "Pendiente de Activación"). </text:p>
      <text:p text:style-name="P4"><text:tab/>Validar que el Lote no exceda su :<text:span text:style-name="Source_20_Text">MaxSimCard</text:span>. </text:p>
      <text:p text:style-name="P4">Ver SimCards:</text:p>
      <text:p text:style-name="P4"><text:tab/>Listar solo las SimCards en los lotes del usuario. </text:p>
      <text:p text:style-name="P4"><text:tab/>Filtrar y buscar SimCards por : <text:span text:style-name="Source_20_Text">Codigo</text:span>, <text:span text:style-name="Source_20_Text">Numero_Telefono</text:span>, <text:span text:style-name="Source_20_Text">Estado</text:span>, Lote. </text:p>
      <text:p text:style-name="P4"><text:tab/>Ver detalles de cada SimCard (código, número, estado, lote, cliente asociado, operadora). </text:p>
      <text:p text:style-name="P4">Editar SimCard:</text:p>
      <text:p text:style-name="P4"><text:tab/>Modificar: <text:span text:style-name="Source_20_Text">Estado</text:span> (ej. de "Pendiente" a "Activo"). </text:p>
      <text:p text:style-name="P4"><text:tab/>Actualizar </text:p>
      <text:p text:style-name="P4"><text:span text:style-name="Source_20_Text"><text:tab/>Numero_Telefono</text:span>. </text:p>
      <text:p text:style-name="P4"><text:tab/>Restricción: Solo si la SimCard pertenece a un lote del usuario. </text:p>
      <text:p text:style-name="P4">Eliminar SimCard (Soft Delete):</text:p>
      <text:p text:style-name="P4"><text:tab/>Marcar : <text:span text:style-name="Source_20_Text">is_active=False</text:span>. </text:p>
      <text:p text:style-name="P4">4. Gestión de Clientes Finales:</text:p>
      <text:p text:style-name="P4"><text:tab/>Crear Cliente:</text:p>
      <text:p text:style-name="P4"><text:tab/>Ingresar datos del cliente (<text:span text:style-name="Source_20_Text">Primer_Nombre</text:span>, <text:span text:style-name="Source_20_Text">Numero_Identificacion</text:span>, <text:tab/><text:span text:style-name="Source_20_Text">Fecha_Nacimiento</text:span>, <text:span text:style-name="Source_20_Text">Telefono</text:span>, <text:span text:style-name="Source_20_Text">Correo</text:span>). </text:p>
      <text:p text:style-name="P4"><text:tab/>Automáticamente se asigna: <text:span text:style-name="Source_20_Text">ID_Usuario_Propietario</text:span> al usuario actual. </text:p>
      <text:p text:style-name="P4">Ver Clientes:</text:p>
      <text:p text:style-name="P4"><text:tab/>Listar solo los clientes creados por el usuario (<text:span text:style-name="Source_20_Text">ID_Usuario_Propietario</text:span>). </text:p>
      <text:p text:style-name="P4"><text:tab/>Filtrar y buscar clientes por nombre, número de identificación. </text:p>
      <text:p text:style-name="P4"><text:tab/>Ver detalles del cliente y las SimCards asociadas (si las hay). </text:p>
      <text:p text:style-name="P4">Editar Cliente:</text:p>
      <text:p text:style-name="P4"><text:soft-page-break/><text:tab/>Modificar información del cliente. </text:p>
      <text:p text:style-name="P4"><text:tab/>Restricción: Solo si el cliente es propiedad del usuario. </text:p>
      <text:p text:style-name="P4">Eliminar Cliente (Soft Delete):</text:p>
      <text:p text:style-name="P4"><text:tab/>Marcar <text:span text:style-name="Source_20_Text">is_active=False</text:span>. </text:p>
      <text:p text:style-name="Horizontal_20_Line"/>
      <text:h text:style-name="Heading_20_3" text:outline-level="3">Funcionalidades Esenciales para el Rol de Administrador</text:h>
      <text:p text:style-name="P4">Estas funcionalidades corresponden al control y gestión general del sistema. Las he adaptado del documento "Funcionalidades para Administrador del SaaS".</text:p>
      <text:p text:style-name="P4">1. Gestión de Usuarios (Administradores y Supervisores):</text:p>
      <text:p text:style-name="P4">Ver/Editar Usuarios:</text:p>
      <text:p text:style-name="P4">Listar todos los usuarios registrados (Administradores y Supervisores). </text:p>
      <text:p text:style-name="P4">Ver/Editar toda su información de perfil. </text:p>
      <text:p text:style-name="P4">Modificar el estado </text:p>
      <text:p text:style-name="P4"><text:span text:style-name="Source_20_Text">is_active</text:span> (desactivar usuario). </text:p>
      <text:p text:style-name="P4">Restricción: Acceso total a todos los datos del usuario. </text:p>
      <text:p text:style-name="P4">Crear Usuarios:</text:p>
      <text:p text:style-name="P4">Para crear cuentas de Supervisores (y posiblemente otros Administradores) manualmente. </text:p>
      <text:p text:style-name="P4">2. Gestión de Operadoras:</text:p>
      <text:p text:style-name="P4">Crear Operadora:</text:p>
      <text:p text:style-name="P4">Añadir nuevas operadoras a la lista maestra (</text:p>
      <text:p text:style-name="P4"><text:span text:style-name="Source_20_Text">Nombre</text:span>, <text:span text:style-name="Source_20_Text">CodigoPais</text:span>). </text:p>
      <text:p text:style-name="P4">Ver Operadoras:</text:p>
      <text:p text:style-name="P4">Listar todas las operadoras disponibles. </text:p>
      <text:p text:style-name="P4">Editar Operadora:</text:p>
      <text:p text:style-name="P4">Modificar nombre o código de una operadora existente. </text:p>
      <text:p text:style-name="P4">Eliminar Operadora:</text:p>
      <text:p text:style-name="P4">Restricción: Solo si ninguna SimCard o Usuario la tiene asignada (gracias a </text:p>
      <text:p text:style-name="P4"><text:span text:style-name="Source_20_Text">on_delete=PROTECT</text:span>). </text:p>
      <text:p text:style-name="P4">3. Visibilidad y Gestión de Datos de la Plataforma:</text:p>
      <text:p text:style-name="P4"><text:soft-page-break/>Ver Lotes:</text:p>
      <text:p text:style-name="P4">Acceso a todos los lotes de todos los usuarios (para soporte, auditoría). </text:p>
      <text:p text:style-name="P4">Ver SimCards:</text:p>
      <text:p text:style-name="P4">Acceso a todas las SimCards de todos los usuarios. </text:p>
      <text:p text:style-name="P4">Posibilidad de filtrar por usuario propietario, lote, estado, etc. </text:p>
      <text:p text:style-name="P4">Ver Clientes:</text:p>
      <text:p text:style-name="P4">Acceso a todos los clientes finales de todos los usuarios. </text:p>
      <text:p text:style-name="P4">Auditoría General:</text:p>
      <text:p text:style-name="P4">Ver campos </text:p>
      <text:p text:style-name="P4"><text:span text:style-name="Source_20_Text">create_at</text:span> y <text:span text:style-name="Source_20_Text">update_at</text:span> en todas las tablas para seguimiento de cambios. 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3:03:31.881601278</meta:creation-date>
    <dc:date>2025-07-12T23:08:55.581317133</dc:date>
    <meta:editing-duration>PT5M24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4" meta:paragraph-count="93" meta:word-count="522" meta:character-count="3865" meta:non-whitespace-character-count="3317"/>
  </office:meta>
</office:document-meta>
</file>